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background-color="#81d41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background-color="#81d41a"/>
    </style:style>
    <style:style style:name="P4" style:family="paragraph" style:parent-style-name="Text_20_body" style:list-style-name="L3">
      <style:text-properties fo:background-color="#81d41a"/>
    </style:style>
    <style:style style:name="P5" style:family="paragraph" style:parent-style-name="Text_20_body" style:list-style-name="L5">
      <style:text-properties fo:background-color="#81d41a"/>
    </style:style>
    <style:style style:name="P6" style:family="paragraph" style:parent-style-name="Text_20_body" style:list-style-name="L7">
      <style:text-properties fo:background-color="#81d41a"/>
    </style:style>
    <style:style style:name="P7" style:family="paragraph" style:parent-style-name="Text_20_body" style:list-style-name="L8">
      <style:text-properties fo:background-color="#81d41a"/>
    </style:style>
    <style:style style:name="P8" style:family="paragraph" style:parent-style-name="Text_20_body" style:list-style-name="L9">
      <style:text-properties fo:background-color="#81d41a"/>
    </style:style>
    <style:style style:name="P9" style:family="paragraph" style:parent-style-name="Text_20_body" style:list-style-name="L10">
      <style:text-properties fo:background-color="#81d41a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1️⃣ LAB 1: Introducción a Docker</text:span></text:span><text:span text:style-name="T1"> 🐳</text:span></text:h>
      <text:p text:style-name="Text_20_body"><text:span text:style-name="T1">📌 </text:span><text:span text:style-name="Strong_20_Emphasis"><text:span text:style-name="T1">Objetivo:</text:span></text:span><text:span text:style-name="T1"> Instalar Docker y ejecutar contenedores básicos.<text:line-break/>🔹 </text:span><text:span text:style-name="Strong_20_Emphasis"><text:span text:style-name="T1">Tareas:</text:span></text:span></text:p>
      <text:list text:style-name="L1">
        <text:list-item>
          <text:p text:style-name="P3">Instalar Docker en tu sistema.</text:p>
        </text:list-item>
        <text:list-item>
          <text:p text:style-name="P2"><text:span text:style-name="T1">Ejecutar </text:span><text:span text:style-name="Source_20_Text"><text:span text:style-name="T1">docker run hello-world</text:span></text:span><text:span text:style-name="T1">.</text:span></text:p>
        </text:list-item>
        <text:list-item>
          <text:p text:style-name="P2"><text:span text:style-name="T1">Explorar </text:span><text:span text:style-name="Source_20_Text"><text:span text:style-name="T1">docker ps</text:span></text:span><text:span text:style-name="T1">, </text:span><text:span text:style-name="Source_20_Text"><text:span text:style-name="T1">docker ps -a</text:span></text:span><text:span text:style-name="T1">, </text:span><text:span text:style-name="Source_20_Text"><text:span text:style-name="T1">docker images</text:span></text:span><text:span text:style-name="T1">.</text:span></text:p>
        </text:list-item>
        <text:list-item>
          <text:p text:style-name="P2"><text:span text:style-name="T1">Eliminar contenedores e imágenes con </text:span><text:span text:style-name="Source_20_Text"><text:span text:style-name="T1">docker rm</text:span></text:span><text:span text:style-name="T1"> y </text:span><text:span text:style-name="Source_20_Text"><text:span text:style-name="T1">docker rmi</text:span></text:span><text:span text:style-name="T1">.</text:span></text:p>
        </text:list-item>
      </text:list>
      <text:p text:style-name="Horizontal_20_Line"/>
      <text:h text:style-name="Heading_20_2" text:outline-level="2"><text:span text:style-name="Strong_20_Emphasis"><text:span text:style-name="T1">2️⃣ LAB 2: Creación de Imágenes con Dockerfile</text:span></text:span><text:span text:style-name="T1"> 🏗️</text:span></text:h>
      <text:p text:style-name="Text_20_body"><text:span text:style-name="T1">📌 </text:span><text:span text:style-name="Strong_20_Emphasis"><text:span text:style-name="T1">Objetivo:</text:span></text:span><text:span text:style-name="T1"> Crear tu primera imagen personalizada.<text:line-break/>🔹 </text:span><text:span text:style-name="Strong_20_Emphasis"><text:span text:style-name="T1">Tareas:</text:span></text:span></text:p>
      <text:list text:style-name="L2">
        <text:list-item>
          <text:p text:style-name="P10"><text:span text:style-name="T1">Escribir un </text:span><text:span text:style-name="Source_20_Text"><text:span text:style-name="T1">Dockerfile</text:span></text:span><text:span text:style-name="T1"> para una aplicación simple en Python o Node.js.</text:span></text:p>
        </text:list-item>
        <text:list-item>
          <text:p text:style-name="P10"><text:span text:style-name="T1">Usar </text:span><text:span text:style-name="Source_20_Text"><text:span text:style-name="T1">docker build -t mi-imagen .</text:span></text:span><text:span text:style-name="T1"> para construir la imagen.</text:span></text:p>
        </text:list-item>
        <text:list-item>
          <text:p text:style-name="P10"><text:span text:style-name="T1">Ejecutar la imagen con </text:span><text:span text:style-name="Source_20_Text"><text:span text:style-name="T1">docker run</text:span></text:span><text:span text:style-name="T1">.</text:span></text:p>
        </text:list-item>
        <text:list-item>
          <text:p text:style-name="P10"><text:span text:style-name="T1">Optimizar la imagen con </text:span><text:span text:style-name="Source_20_Text"><text:span text:style-name="T1">.dockerignore</text:span></text:span><text:span text:style-name="T1"> y multistage builds.</text:span></text:p>
        </text:list-item>
      </text:list>
      <text:p text:style-name="Horizontal_20_Line"/>
      <text:h text:style-name="Heading_20_2" text:outline-level="2"><text:span text:style-name="Strong_20_Emphasis"><text:span text:style-name="T1">3️⃣ LAB 3: Docker Compose</text:span></text:span><text:span text:style-name="T1"> 🏗️🔄</text:span></text:h>
      <text:p text:style-name="Text_20_body"><text:span text:style-name="T1">📌 </text:span><text:span text:style-name="Strong_20_Emphasis"><text:span text:style-name="T1">Objetivo:</text:span></text:span><text:span text:style-name="T1"> Orquestar múltiples contenedores con Docker Compose.<text:line-break/>🔹 </text:span><text:span text:style-name="Strong_20_Emphasis"><text:span text:style-name="T1">Tareas:</text:span></text:span></text:p>
      <text:list text:style-name="L3">
        <text:list-item>
          <text:p text:style-name="P11"><text:span text:style-name="T1">Escribir un </text:span><text:span text:style-name="Source_20_Text"><text:span text:style-name="T1">docker-compose.yml</text:span></text:span><text:span text:style-name="T1"> para una aplicación con backend y base de datos.</text:span></text:p>
        </text:list-item>
        <text:list-item>
          <text:p text:style-name="P11"><text:span text:style-name="T1">Usar </text:span><text:span text:style-name="Source_20_Text"><text:span text:style-name="T1">docker-compose up</text:span></text:span><text:span text:style-name="T1"> y </text:span><text:span text:style-name="Source_20_Text"><text:span text:style-name="T1">docker-compose down</text:span></text:span><text:span text:style-name="T1">.</text:span></text:p>
        </text:list-item>
        <text:list-item>
          <text:p text:style-name="P4">Explorar redes y volúmenes en Docker Compose.</text:p>
        </text:list-item>
      </text:list>
      <text:p text:style-name="Horizontal_20_Line"/>
      <text:h text:style-name="Heading_20_2" text:outline-level="2"><text:span text:style-name="Strong_20_Emphasis"><text:span text:style-name="T1">4️⃣ LAB 4: Volúmenes y Persistencia de Datos</text:span></text:span><text:span text:style-name="T1"> 💾</text:span></text:h>
      <text:p text:style-name="Text_20_body"><text:span text:style-name="T1">📌 </text:span><text:span text:style-name="Strong_20_Emphasis"><text:span text:style-name="T1">Objetivo:</text:span></text:span><text:span text:style-name="T1"> Aprender a manejar datos persistentes.<text:line-break/>🔹 </text:span><text:span text:style-name="Strong_20_Emphasis"><text:span text:style-name="T1">Tareas:</text:span></text:span></text:p>
      <text:list text:style-name="L4">
        <text:list-item>
          <text:p text:style-name="P12"><text:span text:style-name="T1">Crear un volumen con </text:span><text:span text:style-name="Source_20_Text"><text:span text:style-name="T1">docker volume create</text:span></text:span><text:span text:style-name="T1">.</text:span></text:p>
        </text:list-item>
        <text:list-item>
          <text:p text:style-name="P12"><text:span text:style-name="T1">Montar un volumen en un contenedor (</text:span><text:span text:style-name="Source_20_Text"><text:span text:style-name="T1">docker run -v</text:span></text:span><text:span text:style-name="T1">).</text:span></text:p>
        </text:list-item>
        <text:list-item>
          <text:p text:style-name="P12"><text:span text:style-name="T1">Usar bind mounts (</text:span><text:span text:style-name="Source_20_Text"><text:span text:style-name="T1">-v /ruta/local:/ruta/contenedor</text:span></text:span><text:span text:style-name="T1">).</text:span></text:p>
        </text:list-item>
      </text:list>
      <text:p text:style-name="Horizontal_20_Line"/>
      <text:h text:style-name="Heading_20_2" text:outline-level="2"><text:soft-page-break/><text:span text:style-name="Strong_20_Emphasis"><text:span text:style-name="T1">5️⃣ LAB 5: Redes en Docker</text:span></text:span><text:span text:style-name="T1"> 🌐</text:span></text:h>
      <text:p text:style-name="Text_20_body"><text:span text:style-name="T1">📌 </text:span><text:span text:style-name="Strong_20_Emphasis"><text:span text:style-name="T1">Objetivo:</text:span></text:span><text:span text:style-name="T1"> Configurar redes personalizadas en Docker.<text:line-break/>🔹 </text:span><text:span text:style-name="Strong_20_Emphasis"><text:span text:style-name="T1">Tareas:</text:span></text:span></text:p>
      <text:list text:style-name="L5">
        <text:list-item>
          <text:p text:style-name="P13"><text:span text:style-name="T1">Listar redes con </text:span><text:span text:style-name="Source_20_Text"><text:span text:style-name="T1">docker network ls</text:span></text:span><text:span text:style-name="T1">.</text:span></text:p>
        </text:list-item>
        <text:list-item>
          <text:p text:style-name="P5">Crear una red bridge y conectar contenedores.</text:p>
        </text:list-item>
        <text:list-item>
          <text:p text:style-name="P13"><text:span text:style-name="T1">Usar </text:span><text:span text:style-name="Source_20_Text"><text:span text:style-name="T1">docker network inspect</text:span></text:span><text:span text:style-name="T1">.</text:span></text:p>
        </text:list-item>
        <text:list-item>
          <text:p text:style-name="P13"><text:span text:style-name="T1">Probar la comunicación entre contenedores con </text:span><text:span text:style-name="Source_20_Text"><text:span text:style-name="T1">curl</text:span></text:span><text:span text:style-name="T1"> o </text:span><text:span text:style-name="Source_20_Text"><text:span text:style-name="T1">ping</text:span></text:span><text:span text:style-name="T1">.</text:span></text:p>
        </text:list-item>
      </text:list>
      <text:p text:style-name="P1"/>
      <text:h text:style-name="Heading_20_2" text:outline-level="2"><text:span text:style-name="Strong_20_Emphasis"><text:span text:style-name="T1">6️⃣ LAB 6: Docker en Producción con Docker Swarm</text:span></text:span><text:span text:style-name="T1"> ⚓</text:span></text:h>
      <text:p text:style-name="Text_20_body"><text:span text:style-name="T1">📌 </text:span><text:span text:style-name="Strong_20_Emphasis"><text:span text:style-name="T1">Objetivo:</text:span></text:span><text:span text:style-name="T1"> Aprender sobre orquestación de contenedores con Docker Swarm.<text:line-break/>🔹 </text:span><text:span text:style-name="Strong_20_Emphasis"><text:span text:style-name="T1">Tareas:</text:span></text:span></text:p>
      <text:list text:style-name="L6">
        <text:list-item>
          <text:p text:style-name="P14"><text:span text:style-name="T1">Inicializar Swarm (</text:span><text:span text:style-name="Source_20_Text"><text:span text:style-name="T1">docker swarm init</text:span></text:span><text:span text:style-name="T1">).</text:span></text:p>
        </text:list-item>
        <text:list-item>
          <text:p text:style-name="P14"><text:span text:style-name="T1">Desplegar un stack con </text:span><text:span text:style-name="Source_20_Text"><text:span text:style-name="T1">docker stack deploy</text:span></text:span><text:span text:style-name="T1">.</text:span></text:p>
        </text:list-item>
        <text:list-item>
          <text:p text:style-name="P14"><text:span text:style-name="T1">Escalar servicios con </text:span><text:span text:style-name="Source_20_Text"><text:span text:style-name="T1">docker service scale</text:span></text:span><text:span text:style-name="T1">.</text:span></text:p>
        </text:list-item>
        <text:list-item>
          <text:p text:style-name="P14"><text:span text:style-name="T1">Analizar logs con </text:span><text:span text:style-name="Source_20_Text"><text:span text:style-name="T1">docker service logs</text:span></text:span><text:span text:style-name="T1">.</text:span></text:p>
        </text:list-item>
      </text:list>
      <text:p text:style-name="Horizontal_20_Line"/>
      <text:h text:style-name="Heading_20_2" text:outline-level="2"><text:span text:style-name="Strong_20_Emphasis"><text:span text:style-name="T1">7️⃣ LAB 7: Seguridad en Docker</text:span></text:span><text:span text:style-name="T1"> 🔐</text:span></text:h>
      <text:p text:style-name="Text_20_body"><text:span text:style-name="T1">📌 </text:span><text:span text:style-name="Strong_20_Emphasis"><text:span text:style-name="T1">Objetivo:</text:span></text:span><text:span text:style-name="T1"> Proteger tus contenedores.<text:line-break/>🔹 </text:span><text:span text:style-name="Strong_20_Emphasis"><text:span text:style-name="T1">Tareas:</text:span></text:span></text:p>
      <text:list text:style-name="L7">
        <text:list-item>
          <text:p text:style-name="P6">Configurar usuarios y roles.</text:p>
        </text:list-item>
        <text:list-item>
          <text:p text:style-name="P15"><text:span text:style-name="T1">Usar </text:span><text:span text:style-name="Source_20_Text"><text:span text:style-name="T1">--read-only</text:span></text:span><text:span text:style-name="T1"> y </text:span><text:span text:style-name="Source_20_Text"><text:span text:style-name="T1">--cap-drop</text:span></text:span><text:span text:style-name="T1">.</text:span></text:p>
        </text:list-item>
        <text:list-item>
          <text:p text:style-name="P15"><text:span text:style-name="T1">Escanear imágenes con </text:span><text:span text:style-name="Source_20_Text"><text:span text:style-name="T1">docker scan</text:span></text:span><text:span text:style-name="T1">.</text:span></text:p>
        </text:list-item>
        <text:list-item>
          <text:p text:style-name="P15"><text:span text:style-name="T1">Usar </text:span><text:span text:style-name="Source_20_Text"><text:span text:style-name="T1">secrets</text:span></text:span><text:span text:style-name="T1"> en Docker Swarm.</text:span></text:p>
        </text:list-item>
      </text:list>
      <text:p text:style-name="P1"/>
      <text:h text:style-name="Heading_20_2" text:outline-level="2"><text:span text:style-name="Strong_20_Emphasis"><text:span text:style-name="T1">8️⃣ LAB 8: Monitorización con Prometheus y Grafana</text:span></text:span><text:span text:style-name="T1"> 📊</text:span></text:h>
      <text:p text:style-name="Text_20_body"><text:span text:style-name="T1">📌 </text:span><text:span text:style-name="Strong_20_Emphasis"><text:span text:style-name="T1">Objetivo:</text:span></text:span><text:span text:style-name="T1"> Configurar métricas y monitoreo de contenedores.<text:line-break/>🔹 </text:span><text:span text:style-name="Strong_20_Emphasis"><text:span text:style-name="T1">Tareas:</text:span></text:span></text:p>
      <text:list text:style-name="L8">
        <text:list-item>
          <text:p text:style-name="P7">Instalar y ejecutar Prometheus y Grafana con Docker Compose.</text:p>
        </text:list-item>
        <text:list-item>
          <text:p text:style-name="P7">Configurar métricas de Docker con cAdvisor.</text:p>
        </text:list-item>
        <text:list-item>
          <text:p text:style-name="P7">Crear dashboards en Grafana para visualizar rendimiento.</text:p>
        </text:list-item>
      </text:list>
      <text:p text:style-name="Horizontal_20_Line"/>
      <text:h text:style-name="Heading_20_2" text:outline-level="2"><text:soft-page-break/><text:span text:style-name="Strong_20_Emphasis"><text:span text:style-name="T1">9️⃣ LAB 9: Kubernetes con Docker</text:span></text:span><text:span text:style-name="T1"> 🚢⚡</text:span></text:h>
      <text:p text:style-name="Text_20_body"><text:span text:style-name="T1">📌 </text:span><text:span text:style-name="Strong_20_Emphasis"><text:span text:style-name="T1">Objetivo:</text:span></text:span><text:span text:style-name="T1"> Implementar Docker en Kubernetes.<text:line-break/>🔹 </text:span><text:span text:style-name="Strong_20_Emphasis"><text:span text:style-name="T1">Tareas:</text:span></text:span></text:p>
      <text:list text:style-name="L9">
        <text:list-item>
          <text:p text:style-name="P8">Instalar Minikube y kubectl.</text:p>
        </text:list-item>
        <text:list-item>
          <text:p text:style-name="P16"><text:span text:style-name="T1">Crear un </text:span><text:span text:style-name="Source_20_Text"><text:span text:style-name="T1">Deployment</text:span></text:span><text:span text:style-name="T1"> y un </text:span><text:span text:style-name="Source_20_Text"><text:span text:style-name="T1">Service</text:span></text:span><text:span text:style-name="T1">.</text:span></text:p>
        </text:list-item>
        <text:list-item>
          <text:p text:style-name="P16"><text:span text:style-name="T1">Usar </text:span><text:span text:style-name="Source_20_Text"><text:span text:style-name="T1">kubectl get pods</text:span></text:span><text:span text:style-name="T1"> y </text:span><text:span text:style-name="Source_20_Text"><text:span text:style-name="T1">kubectl logs</text:span></text:span><text:span text:style-name="T1">.</text:span></text:p>
        </text:list-item>
        <text:list-item>
          <text:p text:style-name="P16"><text:span text:style-name="T1">Configurar autoescalado con </text:span><text:span text:style-name="Source_20_Text"><text:span text:style-name="T1">HorizontalPodAutoscaler</text:span></text:span><text:span text:style-name="T1">.</text:span></text:p>
        </text:list-item>
      </text:list>
      <text:p text:style-name="Horizontal_20_Line"/>
      <text:h text:style-name="Heading_20_2" text:outline-level="2"><text:span text:style-name="Strong_20_Emphasis"><text:span text:style-name="T2">🔟 LAB 10: Optimización y Debugging Avanzado</text:span></text:span><text:span text:style-name="T2"> 🛠️</text:span></text:h>
      <text:p text:style-name="Text_20_body"><text:span text:style-name="T2">📌 </text:span><text:span text:style-name="Strong_20_Emphasis"><text:span text:style-name="T2">Objetivo:</text:span></text:span><text:span text:style-name="T2"> Depurar y mejorar el rendimiento de contenedores.<text:line-break/>🔹 </text:span><text:span text:style-name="Strong_20_Emphasis"><text:span text:style-name="T2">Tareas:</text:span></text:span></text:p>
      <text:list text:style-name="L10">
        <text:list-item>
          <text:p text:style-name="P17"><text:span text:style-name="T2">Usar </text:span><text:span text:style-name="Source_20_Text"><text:span text:style-name="T2">docker stats</text:span></text:span><text:span text:style-name="T2"> y </text:span><text:span text:style-name="Source_20_Text"><text:span text:style-name="T2">docker top</text:span></text:span><text:span text:style-name="T2">.</text:span></text:p>
        </text:list-item>
        <text:list-item>
          <text:p text:style-name="P17"><text:span text:style-name="T2">Analizar contenedores con </text:span><text:span text:style-name="Source_20_Text"><text:span text:style-name="T2">docker inspect</text:span></text:span><text:span text:style-name="T2">.</text:span></text:p>
        </text:list-item>
        <text:list-item>
          <text:p text:style-name="P9">Optimizar imágenes con multistage builds.</text:p>
        </text:list-item>
        <text:list-item>
          <text:p text:style-name="P17"><text:span text:style-name="T2">Usar </text:span><text:span text:style-name="Source_20_Text"><text:span text:style-name="T2">strace</text:span></text:span><text:span text:style-name="T2"> y </text:span><text:span text:style-name="Source_20_Text"><text:span text:style-name="T2">tcpdump</text:span></text:span><text:span text:style-name="T2"> dentro de un contenedor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0:11:37.792483046</meta:creation-date>
    <dc:date>2025-04-17T19:03:52.102233986</dc:date>
    <meta:editing-duration>PT4H36M46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3" meta:paragraph-count="57" meta:word-count="456" meta:character-count="2692" meta:non-whitespace-character-count="2332"/>
  </office:meta>
</office:document-meta>
</file>